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3f13" officeooo:paragraph-rsid="00193f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sholding will be needed to fuck out background sh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8:49:37.113071443</meta:creation-date>
    <dc:date>2017-02-28T18:50:20.020044843</dc:date>
    <meta:editing-duration>PT45S</meta:editing-duration>
    <meta:editing-cycles>1</meta:editing-cycles>
    <meta:document-statistic meta:table-count="0" meta:image-count="0" meta:object-count="0" meta:page-count="1" meta:paragraph-count="1" meta:word-count="9" meta:character-count="55" meta:non-whitespace-character-count="47"/>
    <meta:generator>LibreOffice/5.2.2.2.0$Linux_X86_64 LibreOffice_project/20m0$Build-2</meta:generator>
  </office:meta>
</office:document-meta>
</file>